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RootNode.setOrderNode( OrderQueryNode order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RootNode.getOrder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RootNode.getLocation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RootNode.setLocationNode( PathQueryNode location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RootNode.getSelec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RootNod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RootNode.needsSystemTre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RootNode.accept( QueryNod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RootNode.Query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RootNode.addSelectProperty( Name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RootNode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